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00800000008DD0ADA2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Mono L" svg:font-family="'Nimbus Mono L'" style:font-family-generic="modern" style:font-pitch="fixed"/>
    <style:font-face style:name="Cantarell" svg:font-family="Cantarel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draw:fill="none" draw:opacity="0%" draw:textarea-horizontal-align="justify" draw:textarea-vertical-align="middle" draw:auto-grow-height="false" draw:shadow-opacity="0%"/>
    </style:style>
    <style:style style:name="gr3" style:family="graphic" style:parent-style-name="standard">
      <style:graphic-properties draw:stroke="none" draw:fill="bitmap" draw:fill-color="#729fcf" draw:fill-image-name="Empty" draw:opacity="0%" draw:textarea-horizontal-align="justify" draw:textarea-vertical-align="middle" draw:auto-grow-height="false" draw:shadow-offset-x="0.203cm" draw:shadow-offset-y="0.203cm" draw:shadow-opacity="0%"/>
    </style:style>
    <style:style style:name="co1" style:family="table-column">
      <style:table-column-properties style:column-width="2.971cm" style:use-optimal-column-width="false"/>
    </style:style>
    <style:style style:name="co2" style:family="table-column">
      <style:table-column-properties style:column-width="2.97cm" style:use-optimal-column-width="false"/>
    </style:style>
    <style:style style:name="ro1" style:family="table-row">
      <style:table-row-properties style:row-height="2.241cm"/>
    </style:style>
    <style:style style:name="ro2" style:family="table-row">
      <style:table-row-properties style:row-height="2.24cm"/>
    </style:style>
    <style:style style:name="ce1" style:family="table-cell">
      <style:graphic-properties style:repeat="repeat"/>
      <style:paragraph-properties fo:text-align="center"/>
    </style:style>
    <style:style style:name="ce2" style:family="table-cell">
      <style:graphic-properties draw:fill="solid" draw:fill-color="#b3b3b3" style:repeat="repeat"/>
      <style:paragraph-properties fo:text-align="center"/>
    </style:style>
    <style:style style:name="P1" style:family="paragraph">
      <style:paragraph-properties fo:text-align="center"/>
    </style:style>
    <style:style style:name="T1" style:family="text">
      <style:text-properties style:font-name="Liberation Serif" fo:font-size="18pt" style:font-size-asian="18pt" style:font-size-complex="18pt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fo:font-size="14pt" style:font-size-asian="14pt" style:font-size-complex="14pt"/>
    </style:style>
    <style:style style:name="T4" style:family="text">
      <style:text-properties style:text-position="sub 58%" style:font-name="Liberation Serif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standard" draw:layer="layout" svg:width="5.94cm" svg:height="4.48cm" svg:x="1.029cm" svg:y="0.9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/>
                <text:p text:style-name="P1"><text:span text:style-name="T1">F(i-1,j-1)</text:span></text:p>
              </table:table-cell>
              <table:table-cell>
                <text:p text:style-name="P1"/>
                <text:p text:style-name="P1"><text:span text:style-name="T2">F(i,j-1)</text:span></text:p>
              </table:table-cell>
            </table:table-row>
            <table:table-row table:style-name="ro2">
              <table:table-cell table:style-name="ce2">
                <text:p text:style-name="P1"/>
                <text:p text:style-name="P1"><text:span text:style-name="T2">F(i-1,j)</text:span></text:p>
              </table:table-cell>
              <table:table-cell table:style-name="ce1">
                <text:p text:style-name="P1"/>
                <text:p text:style-name="P1"><text:span text:style-name="T2">F(i,j)</text:span>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1" draw:text-style-name="P1" draw:layer="layout" svg:x1="3.656cm" svg:y1="2.524cm" svg:x2="4.926cm" svg:y2="4.048cm">
          <text:p/>
        </draw:line>
        <draw:line draw:style-name="gr1" draw:text-style-name="P1" draw:layer="layout" svg:x1="5.307cm" svg:y1="2.524cm" svg:x2="5.307cm" svg:y2="4.048cm">
          <text:p/>
        </draw:line>
        <draw:line draw:style-name="gr1" draw:text-style-name="P1" draw:layer="layout" svg:x1="3.529cm" svg:y1="4.429cm" svg:x2="4.799cm" svg:y2="4.429cm">
          <text:p/>
        </draw:line>
        <draw:custom-shape draw:style-name="gr2" draw:text-style-name="P1" draw:layer="layout" svg:width="1.397cm" svg:height="1.27cm" svg:x="5.307cm" svg:y="2.905cm">
          <text:p text:style-name="P1"><text:span text:style-name="T3">-g</text:span></text:p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397cm" svg:height="1.27cm" svg:x="3.275cm" svg:y="4.556cm">
          <text:p text:style-name="P1"><text:span text:style-name="T3">-g</text:span></text:p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2.413cm" svg:height="0.381cm" svg:x="1.497cm" svg:y="3.413cm">
          <text:p text:style-name="P1"><text:span text:style-name="T3">+S(x</text:span><text:span text:style-name="T4">i</text:span><text:span text:style-name="T3">,y</text:span><text:span text:style-name="T4">j</text:span><text:span text:style-name="T3">)</text:span></text:p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Mono L" svg:font-family="'Nimbus Mono L'" style:font-family-generic="modern" style:font-pitch="fixed"/>
    <style:font-face style:name="Cantarell" svg:font-family="Cantarel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draw:fill-image draw:name="Empty" xlink:href="Pictures/100000000000000800000008DD0ADA2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DejaVu Sans1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8T17:02:55.356788071</meta:creation-date>
    <dc:date>2014-09-18T17:23:31.473028081</dc:date>
    <meta:editing-duration>PT5M23S</meta:editing-duration>
    <meta:editing-cycles>2</meta:editing-cycles>
    <meta:generator>LibreOffice/4.2.6.3$Linux_X86_64 LibreOffice_project/420m0$Build-3</meta:generator>
    <meta:document-statistic meta:object-count="7"/>
  </office:meta>
</office:document-meta>
</file>